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500005C2400003F2819D524C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3.587cm" svg:height="16.167cm" svg:x="2.264cm" svg:y="2.468cm">
          <draw:image xlink:href="Pictures/200000A500005C2400003F2819D524C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31T14:34:20</meta:creation-date>
    <dc:date>2009-08-05T16:50:47</dc:date>
    <dc:language>en-US</dc:language>
    <meta:editing-cycles>5</meta:editing-cycles>
    <meta:editing-duration>PT2M1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